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145b86" officeooo:paragraph-rsid="00145b86" style:font-size-asian="15pt" style:font-weight-asian="bold" style:font-size-complex="15pt" style:font-weight-complex="bold"/>
    </style:style>
    <style:style style:name="P2" style:family="paragraph" style:parent-style-name="Standard">
      <style:text-properties fo:font-size="15pt" style:text-underline-style="none" fo:font-weight="normal" officeooo:rsid="00145b86" officeooo:paragraph-rsid="00145b86" style:font-size-asian="15pt" style:font-weight-asian="normal" style:font-size-complex="15pt" style:font-weight-complex="normal"/>
    </style:style>
    <style:style style:name="P3" style:family="paragraph" style:parent-style-name="Standard">
      <style:text-properties fo:font-size="15pt" style:text-underline-style="none" fo:font-weight="normal" officeooo:rsid="002451b3" officeooo:paragraph-rsid="002451b3" style:font-size-asian="15pt" style:font-weight-asian="normal" style:font-size-complex="15pt" style:font-weight-complex="normal"/>
    </style:style>
    <style:style style:name="P4" style:family="paragraph" style:parent-style-name="Standard">
      <style:text-properties fo:font-size="15pt" style:text-underline-style="none" fo:font-weight="normal" officeooo:rsid="00293784" officeooo:paragraph-rsid="00293784" style:font-size-asian="15pt" style:font-weight-asian="normal" style:font-size-complex="15pt" style:font-weight-complex="normal"/>
    </style:style>
    <style:style style:name="P5" style:family="paragraph" style:parent-style-name="Standard">
      <style:text-properties fo:font-size="12pt" style:text-underline-style="none" fo:font-weight="normal" officeooo:rsid="00165966" officeooo:paragraph-rsid="00165966" style:font-size-asian="12pt" style:font-weight-asian="normal" style:font-size-complex="12pt" style:font-weight-complex="normal"/>
    </style:style>
    <style:style style:name="P6" style:family="paragraph" style:parent-style-name="Standard">
      <style:text-properties fo:font-size="12pt" style:text-underline-style="none" fo:font-weight="normal" officeooo:rsid="001811b0" officeooo:paragraph-rsid="001811b0" style:font-size-asian="12pt" style:font-weight-asian="normal" style:font-size-complex="12pt" style:font-weight-complex="normal"/>
    </style:style>
    <style:style style:name="P7" style:family="paragraph" style:parent-style-name="Standard">
      <style:text-properties fo:font-size="12pt" style:text-underline-style="none" fo:font-weight="normal" officeooo:rsid="001aa4d0" officeooo:paragraph-rsid="001f9e5b"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1aa4d0" officeooo:paragraph-rsid="001aa4d0"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1f1536" officeooo:paragraph-rsid="001f9e5b" style:font-size-asian="12pt" style:font-weight-asian="normal" style:font-size-complex="12pt" style:font-weight-complex="normal"/>
    </style:style>
    <style:style style:name="P10" style:family="paragraph" style:parent-style-name="Standard">
      <style:text-properties fo:font-size="12pt" style:text-underline-style="none" fo:font-weight="normal" officeooo:rsid="00203c6a" officeooo:paragraph-rsid="00203c6a"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2451b3" officeooo:paragraph-rsid="002451b3" style:font-size-asian="12pt" style:font-weight-asian="normal" style:font-size-complex="12pt" style:font-weight-complex="normal"/>
    </style:style>
    <style:style style:name="P12" style:family="paragraph" style:parent-style-name="Standard">
      <style:text-properties fo:font-size="12pt" style:text-underline-style="none" fo:font-weight="normal" officeooo:rsid="002d8834" officeooo:paragraph-rsid="002d8834" style:font-size-asian="12pt" style:font-weight-asian="normal" style:font-size-complex="12pt" style:font-weight-complex="normal"/>
    </style:style>
    <style:style style:name="P13" style:family="paragraph" style:parent-style-name="Standard">
      <style:text-properties fo:font-size="12pt" style:text-underline-style="none" fo:font-weight="normal" officeooo:rsid="0034ccf2" officeooo:paragraph-rsid="0034ccf2" style:font-size-asian="12pt" style:font-weight-asian="normal" style:font-size-complex="12pt" style:font-weight-complex="normal"/>
    </style:style>
    <style:style style:name="T1" style:family="text">
      <style:text-properties officeooo:rsid="0016ef61"/>
    </style:style>
    <style:style style:name="T2" style:family="text">
      <style:text-properties officeooo:rsid="001cc5c1"/>
    </style:style>
    <style:style style:name="T3" style:family="text">
      <style:text-properties officeooo:rsid="001f9e5b"/>
    </style:style>
    <style:style style:name="T4" style:family="text">
      <style:text-properties fo:font-weight="bold" style:font-weight-asian="bold" style:font-weight-complex="bold"/>
    </style:style>
    <style:style style:name="T5" style:family="text">
      <style:text-properties fo:font-weight="bold" officeooo:rsid="001cc5c1" style:font-weight-asian="bold" style:font-weight-complex="bold"/>
    </style:style>
    <style:style style:name="T6" style:family="text">
      <style:text-properties fo:font-weight="bold" officeooo:rsid="0026e4be" style:font-weight-asian="bold" style:font-weight-complex="bold"/>
    </style:style>
    <style:style style:name="T7" style:family="text">
      <style:text-properties fo:font-weight="bold" officeooo:rsid="002ead0b" style:font-weight-asian="bold" style:font-weight-complex="bold"/>
    </style:style>
    <style:style style:name="T8" style:family="text">
      <style:text-properties fo:font-weight="bold" officeooo:rsid="0035d3c8" style:font-weight-asian="bold" style:font-weight-complex="bold"/>
    </style:style>
    <style:style style:name="T9" style:family="text">
      <style:text-properties officeooo:rsid="001fe790"/>
    </style:style>
    <style:style style:name="T10" style:family="text">
      <style:text-properties officeooo:rsid="0020bdd8"/>
    </style:style>
    <style:style style:name="T11" style:family="text">
      <style:text-properties officeooo:rsid="0021559d"/>
    </style:style>
    <style:style style:name="T12" style:family="text">
      <style:text-properties fo:font-style="normal" fo:font-weight="bold" officeooo:rsid="001cc5c1" style:font-style-asian="normal" style:font-weight-asian="bold" style:font-style-complex="normal" style:font-weight-complex="bold"/>
    </style:style>
    <style:style style:name="T13" style:family="text">
      <style:text-properties fo:font-style="normal" fo:font-weight="bold" officeooo:rsid="001fe790" style:font-style-asian="normal" style:font-weight-asian="bold" style:font-style-complex="normal" style:font-weight-complex="bold"/>
    </style:style>
    <style:style style:name="T14" style:family="text">
      <style:text-properties officeooo:rsid="0026e4be"/>
    </style:style>
    <style:style style:name="T15" style:family="text">
      <style:text-properties officeooo:rsid="002ead0b"/>
    </style:style>
    <style:style style:name="T16" style:family="text">
      <style:text-properties officeooo:rsid="0035b0fe"/>
    </style:style>
    <style:style style:name="T17" style:family="text">
      <style:text-properties officeooo:rsid="0035d3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acterísticas de MS-DOS</text:p>
      <text:p text:style-name="P1"/>
      <text:p text:style-name="P5">MS-DOS es un sistema <text:span text:style-name="T1">operativo monousuario, monotarea formado por un único núcleo monolítico, esto era común hasta no hace mucho tiempo. Consistía en proporcionar por parte del <text:s/>núcleo la mayoría de funcionalidades, se lanzaba como un único proceso, con todos sus elementos compartiendo el mismo espacio de direcciones. Si se realiza un cambio sobre una porción del sistema, deberán enlazarse e instalar las rutinas y módulos y el sistema deberá ser reiniciado.</text:span></text:p>
      <text:p text:style-name="P6">Esto implicaba la posibilidad de llamada entre procedimiento sin ningún tipo de restricción.</text:p>
      <text:p text:style-name="P6"/>
      <text:p text:style-name="P7">En el primer nivel MS-DOS convierte las señales de teclado en códigos de control para el sistema y es el segundo nivel donde tras la ejecución de comandos se puede interactuar de forma precisa con el sistema y el “ordenador”. <text:span text:style-name="T16">Llamados modo interactivo y modo por lotes.</text:span></text:p>
      <text:p text:style-name="P7"/>
      <text:p text:style-name="P7"><text:span text:style-name="T2">Esta serie de funciones podían ser llamadas por los programas por medio de interrupciones, había funciones para entrada por teclado, salida por pantalla, entrada y salida por consola(teclado y pantalla), entrada y salida por el puerto serial, manejo de memoria, manejo de archivos, manejo del disco, fecha y hora(compartiendo estas características base con </text:span><text:span text:style-name="T5">IBM_PC_DOS</text:span><text:span text:style-name="T2"> aunque siendo este mejor SO a su inicio). Aunque </text:span><text:span text:style-name="T12">MS-DOS</text:span><text:span text:style-name="T13">(versión de salida)</text:span><text:span text:style-name="T9"> disponía mas información sobre el archivo con su tamaño exacto y un mejor algoritmo para la asignación de disco y era mas rápido.</text:span></text:p>
      <text:p text:style-name="P8"/>
      <text:p text:style-name="P9">Las características <text:span text:style-name="T3">y funciones</text:span> de las que disponía el sistema operativo fueron evolucionando con el paso del tiempo y las distintas versiones del mismo.</text:p>
      <text:p text:style-name="P8"/>
      <text:p text:style-name="P10">Tras su temprana salida y con la inspiración de Unix, <text:span text:style-name="T4">MS-DOS(versión 2.0)</text:span>, comienza a utilizar un sistema de archivos con el concepto de FAT y las llamadas open, read, write y close. <text:span text:style-name="T11">En su visión por aumentar el sistema se añadieron soporte para horarios, fechas, monedas y símbolos decimales.</text:span> <text:span text:style-name="T10">Con esto se aumentaron sus lineas de código de montaje y dando la posibilidad de ejecución de aplicaciones de gran tamaño. Era compatible con disquetes de 3,5 pulgadas de alta capacidad(versión 3.2).</text:span></text:p>
      <text:p text:style-name="P8"/>
      <text:p text:style-name="P11">En su madurez aporta a su bagaje como SO la compatibilidad con el nuevo formato de archivo ejecutable, siendo clave la implementación de la multitarea preventiva y aunque no hacia uso del modo protegido, disponía de un modo “background” que no era posible acceder por el usuario, <text:span text:style-name="T14">proporcionando también un administrador de archivo llamado DOS Shell. Todo ello con el soporte de discos de 2GB y la compatiblidad con memorias XMS </text:span><text:span text:style-name="T6">(MS-DOS 4.0)</text:span><text:span text:style-name="T14">. </text:span></text:p>
      <text:p text:style-name="P11"/>
      <text:p text:style-name="P12">Con el paso del tiempo y en sus etapas finales, MS-DOS da uno de los avances mas relevantes de su historia siendo capaz de correr programas en memoria alta del sistema con el uso de memoria superior de los 640Kb a los 1024Kb, añade también el programador de BASIC y el editor EDIT, junto con la implementación de UNDELETE para recuperar archivos borrados y FDISK para administración de particiones y SETVER para hacer funcionar programa de MS-DOS de otras versiones <text:span text:style-name="T7">(MS-DOS 5.0)</text:span><text:span text:style-name="T15">.</text:span></text:p>
      <text:p text:style-name="P12"/>
      <text:p text:style-name="P13">En su etapa final y con la necesidad de mas espacio en el disco se añade un paquete de compresión del disco llamado DriveSpace, soport para FAT32, numerosas utilidades como antivirus, programas para las copias de seguridad, soporte PCMCIA y extensiones DOS Pen y pequeñas herramientas que mejoraban el uso de memoria <text:span text:style-name="T8">(MS-DOS 6.0 , 6.* y 7.0)</text:span><text:span text:style-name="T17">.</text:span></text:p>
      <text:p text:style-name="P3"/>
      <text:p text:style-name="P3"/>
      <text:p text:style-name="P2"/>
      <text:p text:style-name="P2"/>
      <text:p text:style-name="P2"><text:soft-page-break/></text:p>
      <text:p text:style-name="P2">https://github.com/Microsoft/MS-DOS</text:p>
      <text:p text:style-name="P2">https://es.wikipedia.org/wiki/Sistema_operativo</text:p>
      <text:p text:style-name="P2"><text:a xlink:type="simple" xlink:href="https://es.wikibooks.org/wiki/Sistemas_operativos/Características" text:style-name="Internet_20_link" text:visited-style-name="Visited_20_Internet_20_Link">https://es.wikibooks.org/wiki/Sistemas_operativos/Caracter%C3%ADsticas</text:a></text:p>
      <text:p text:style-name="P2"><text:a xlink:type="simple" xlink:href="https://es.wikipedia.org/wiki/MS-DOS" text:style-name="Internet_20_link" text:visited-style-name="Visited_20_Internet_20_Link">https://es.wikipedia.org/wiki/MS-DOS</text:a></text:p>
      <text:p text:style-name="P2"><text:a xlink:type="simple" xlink:href="https://es.wikipedia.org/wiki/IBM_PC_DOS#Funciones" text:style-name="Internet_20_link" text:visited-style-name="Visited_20_Internet_20_Link">https://es.wikipedia.org/wiki/IBM_PC_DOS#Funciones</text:a></text:p>
      <text:p text:style-name="P2"><text:a xlink:type="simple" xlink:href="https://www.profesionalreview.com/2018/03/24/ms-dos-historia-del-sistema-operativo/" text:style-name="Internet_20_link" text:visited-style-name="Visited_20_Internet_20_Link">https://www.profesionalreview.com/2018/03/24/ms-dos-historia-del-sistema-operativo/</text:a></text:p>
      <text:p text:style-name="P2"><text:a xlink:type="simple" xlink:href="https://hipertextual.com/archivo/2011/11/historia-del-software-ms-dos/" text:style-name="Internet_20_link" text:visited-style-name="Visited_20_Internet_20_Link">https://hipertextual.com/archivo/2011/11/historia-del-software-ms-dos/</text:a></text:p>
      <text:p text:style-name="P2"><text:a xlink:type="simple" xlink:href="https://www.geeknetic.es/Guia/97/MS-DOS-I-La-historia-del-sistema-operativo.html" text:style-name="Internet_20_link" text:visited-style-name="Visited_20_Internet_20_Link">https://www.geeknetic.es/Guia/97/MS-DOS-I-La-historia-del-sistema-operativo.html</text:a></text:p>
      <text:p text:style-name="P2">https://en.wikipedia.org/wiki/MS-DOS_4.0_%28multitasking%29</text:p>
      <text:p text:style-name="P4">Estructura o Arquitectura del sistema y ejemplo de distintos SO Stalling pp 80, 96</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4T16:41:27.432642071</meta:creation-date>
    <dc:date>2018-10-24T18:05:58.038924168</dc:date>
    <meta:editing-duration>PT1H24M16S</meta:editing-duration>
    <meta:editing-cycles>37</meta:editing-cycles>
    <meta:generator>LibreOffice/6.0.6.2$Linux_X86_64 LibreOffice_project/00m0$Build-2</meta:generator>
    <meta:document-statistic meta:table-count="0" meta:image-count="0" meta:object-count="0" meta:page-count="2" meta:paragraph-count="20" meta:word-count="565" meta:character-count="3940" meta:non-whitespace-character-count="3393"/>
  </office:meta>
</office:document-meta>
</file>